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Footnote">
      <style:paragraph-properties style:text-autospace="none"/>
    </style:style>
    <style:style style:name="T1" style:family="text">
      <style:text-properties fo:font-variant="small-caps" style:font-style-asian="normal" style:font-style-complex="normal"/>
    </style:style>
    <style:style style:name="T2" style:family="text">
      <style:text-properties fo:font-variant="small-caps" style:font-style-asian="normal" style:font-weight-asian="normal" style:font-style-complex="normal" style:font-weight-complex="normal"/>
    </style:style>
    <style:style style:name="T3" style:family="text">
      <style:text-properties fo:font-variant="small-caps" fo:font-style="normal" style:font-style-asian="normal" style:font-style-complex="normal"/>
    </style:style>
    <style:style style:name="T4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5" style:family="text">
      <style:text-properties fo:font-variant="normal" fo:text-transform="none" fo:font-style="italic" style:font-style-asian="italic" style:font-style-complex="italic"/>
    </style:style>
    <style:style style:name="T6" style:family="text">
      <style:text-properties fo:font-variant="normal" fo:text-transform="none" fo:font-style="italic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font-style="normal" style:font-style-asian="normal" style:font-style-complex="normal"/>
    </style:style>
    <style:style style:name="T8" style:family="text">
      <style:text-properties fo:font-variant="normal" fo:text-transform="none" fo:font-style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style-asian="normal" style:font-style-complex="normal"/>
    </style:style>
    <style:style style:name="T10" style:family="text">
      <style:text-properties fo:font-variant="normal" fo:text-transform="none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13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14" style:family="text">
      <style:text-properties style:font-style-asian="normal" style:font-style-complex="normal"/>
    </style:style>
    <style:style style:name="T15" style:family="text">
      <style:text-properties style:font-style-asian="normal" style:font-weight-asian="normal" style:font-style-complex="normal" style:font-weight-complex="normal"/>
    </style:style>
    <style:style style:name="T16" style:family="text">
      <style:text-properties style:font-style-asian="italic" style:font-style-complex="italic"/>
    </style:style>
    <style:style style:name="T17" style:family="text">
      <style:text-properties style:font-style-asian="italic" style:font-weight-asian="normal" style:font-style-complex="italic" style:font-weight-complex="normal"/>
    </style:style>
    <style:style style:name="T18" style:family="text">
      <style:text-properties style:text-position="0% 100%" style:text-underline-style="none" fo:font-weight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Cases for the Antonianum CSL Style</text:p>
      <text:p text:style-name="Subtitle"/>
      <text:p text:style-name="Text_20_body">Here follows a series of footnotes, each of which explains what should happen.</text:p>
      <text:list xml:id="list5488661569567774826" text:style-name="L1">
        <text:list-item>
          <text:p text:style-name="P1">Book<text:note text:id="ftn1" text:note-class="footnote"><text:note-citation>1</text:note-citation><text:note-body><text:p text:style-name="Footnote"><text:span text:style-name="T7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bXJdQaDKkr"/><text:span text:style-name="T4">M. Hauke</text:span><text:span text:style-name="T11">, </text:span><text:span text:style-name="T12">Introduzione alla mariologia</text:span><text:span text:style-name="T13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bXJdQaDKkr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2"><text:span text:style-name="T7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rTVKPvGtfr"/><text:span text:style-name="T4">P. D. M. Fehlner</text:span><text:span text:style-name="T11">, </text:span><text:span text:style-name="T12">Virginitas in partu</text:span><text:span text:style-name="T13">, in </text:span><text:span text:style-name="T12">Immaculata Mediatrix</text:span><text:span text:style-name="T13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rTVKPvGtfr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2"><text:span text:style-name="T7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srOMYdJzB1"/><text:span text:style-name="T12">Evangelia apocrypha</text:span><text:span text:style-name="T13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srOMYdJzB1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2"><text:span text:style-name="T7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kjl8oCLPOC"/><text:span text:style-name="T4">D. Esser-A. Calufetti</text:span><text:span text:style-name="T11">, </text:span><text:span text:style-name="T12">Stato della causa di beatificazione di Giovanni Duns Scoto e il suo iter secolare</text:span><text:span text:style-name="T13">, in </text:span><text:span text:style-name="T12">Studi Francescani</text:span><text:span text:style-name="T13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kjl8oCLPOC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2"><text:span text:style-name="T7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wxQjMNFr5c"/><text:span text:style-name="T4">R. L. Harris </text:span><text:span text:style-name="T11">et al., </text:span><text:span text:style-name="T12">Theological Wordbook of the Old Testament</text:span><text:span text:style-name="T13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wxQjMNFr5c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2"><text:span text:style-name="T7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3kN8WEqWxA"/><text:span text:style-name="T4">S. M. Meo</text:span><text:span text:style-name="T11">, </text:span><text:span text:style-name="T12">Mediatrice</text:span><text:span text:style-name="T13">, in </text:span><text:span text:style-name="T12">Nuovo dizionario di mariologia</text:span><text:span text:style-name="T13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3kN8WEqWxA"/></text:p></text:note-body></text:note></text:p>
        </text:list-item>
        <text:list-item>
          <text:p text:style-name="P1">Citation not by page number<text:note text:id="ftn7" text:note-class="footnote"><text:note-citation>7</text:note-citation><text:note-body><text:p text:style-name="Footnote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cS82PJsc3e"/><text:span text:style-name="T4">J. Gribomont</text:span><text:span text:style-name="T11">, </text:span><text:span text:style-name="T12">Girolamo</text:span><text:span text:style-name="T13">, in </text:span><text:span text:style-name="T12">Nuovo dizionario patristico e di antichità cristiane</text:span><text:span text:style-name="T13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cS82PJsc3e"/></text:p></text:note-body></text:note></text:p>
        </text:list-item>
        <text:list-item>
          <text:p text:style-name="P1">Article with locator in first citation<text:note text:id="ftn8" text:note-class="footnote"><text:note-citation>8</text:note-citation><text:note-body><text:p text:style-name="Footnote"><text:span text:style-name="T13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\\uc0\\u8221{}\\i0{}, in \\i Estudios Marianos\\i0{}, 21 (1960) p. 375\\uc0\\u8211{}377.}&quot;,&quot;plainCitation&quot;:&quot;A. Briva, La expresión tradicional: “Nec alius partus virginis nisi Deus nec alia mater Dei nisi Virgo”,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9sXlZhoRfL"/><text:span text:style-name="T4">A. Briva</text:span><text:span text:style-name="T11">, </text:span><text:span text:style-name="T12">La expresión tradicional: “Nec alius partus virginis nisi Deus nec alia mater Dei nisi Virgo”</text:span><text:span text:style-name="T13">, in </text:span><text:span text:style-name="T12">Estudios Marianos</text:span><text:span text:style-name="T13">, 21 (1960) 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\\uc0\\u8221{}\\i0{}, in \\i Estudios Marianos\\i0{}, 21 (1960) p. 375\\uc0\\u8211{}377.}&quot;,&quot;plainCitation&quot;:&quot;A. Briva, La expresión tradicional: “Nec alius partus virginis nisi Deus nec alia mater Dei nisi Virgo”,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9sXlZhoRfL"/></text:p></text:note-body></text:note></text:p>
        </text:list-item>
      </text:list>
      <text:h text:style-name="Heading_20_1" text:outline-level="1">References</text:h>
      <text:section text:style-name="Sect1" text:name="ZOTERO_BIBL {&quot;custom&quot;:[]} RNDwBavm86ljw">
        <text:p text:style-name="Bibliography_20_1"><text:span text:style-name="T2">Briva A.</text:span><text:span text:style-name="T10">, </text:span><text:span text:style-name="T6">La expresión tradicional: “Nec alius partus virginis nisi Deus nec alia mater Dei nisi Virgo”</text:span><text:span text:style-name="T8">, in </text:span><text:span text:style-name="T6">Estudios Marianos</text:span><text:span text:style-name="T8">, 21 (1960) p. 373–389.</text:span></text:p>
        <text:p text:style-name="Bibliography_20_1"><text:span text:style-name="T3">Esser D.-Calufetti A.</text:span><text:span text:style-name="T7">, </text:span><text:span text:style-name="T5">Stato della causa di beatificazione di Giovanni Duns Scoto e il suo iter secolare</text:span><text:span text:style-name="T7">, in </text:span><text:span text:style-name="T5">Studi Francescani</text:span><text:span text:style-name="T7">, 88 (1991) p. 29–61.</text:span></text:p>
        <text:p text:style-name="Bibliography_20_1"><text:span text:style-name="T5">Evangelia apocrypha</text:span><text:span text:style-name="T7">, edited by C. von Tischendorf, 2nd ed., Lipsiae, 1876.</text:span></text:p>
        <text:p text:style-name="Bibliography_20_1"><text:span text:style-name="T3">Fehlner P. D. M.</text:span><text:span text:style-name="T7">, </text:span><text:span text:style-name="T5">Virginitas in partu</text:span><text:span text:style-name="T7">, in </text:span><text:span text:style-name="T5">Immaculata Mediatrix</text:span><text:span text:style-name="T7">, 2 (2002) p. 241–246.</text:span></text:p>
        <text:p text:style-name="Bibliography_20_1"><text:span text:style-name="T3">Gribomont J.</text:span><text:span text:style-name="T7">, </text:span><text:span text:style-name="T5">Girolamo</text:span><text:span text:style-name="T7">, in </text:span><text:span text:style-name="T5">Nuovo dizionario patristico e di antichità cristiane</text:span><text:span text:style-name="T7">, edited by A. Di Berardino, 2262–2268, Marietti, Genova, 2008.</text:span></text:p>
        <text:p text:style-name="Bibliography_20_1"><text:span text:style-name="T3">Harris R. L. </text:span><text:span text:style-name="T7">et al., </text:span><text:span text:style-name="T5">Theological Wordbook of the Old Testament</text:span><text:span text:style-name="T7">, Moody Press, Chicago, 1980.</text:span></text:p>
        <text:p text:style-name="Bibliography_20_1"><text:span text:style-name="T3">Hauke M.</text:span><text:span text:style-name="T7">, </text:span><text:span text:style-name="T5">Introduzione alla mariologia</text:span><text:span text:style-name="T7">, Eupress FTL, Lugano, 2008.</text:span></text:p>
        <text:p text:style-name="Bibliography_20_1"><text:span text:style-name="T3">Meo S. M.</text:span><text:span text:style-name="T7">, </text:span><text:span text:style-name="T5">Mediatrice</text:span><text:span text:style-name="T7">, in </text:span><text:span text:style-name="T5">Nuovo dizionario di mariologia</text:span><text:span text:style-name="T7">, edited by S. De Fiores-S. M. Meo, 920–935, Edizioni Paoline, Cinisello Balsamo, 1985.</text:span></text:p>
      </text:section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="100%" fo:margin-left="1.27cm" fo:margin-right="0cm" fo:margin-top="0cm" fo:margin-bottom="0cm" style:line-height-at-least="0.423cm" fo:text-indent="-1.2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3-11T18:38:13</dc:date>
    <dc:creator>Fr. John Lawrence M. Polis</dc:creator>
    <meta:editing-duration>PT15H28M32S</meta:editing-duration>
    <meta:editing-cycles>14</meta:editing-cycles>
    <meta:generator>OpenOffice.org/3.4.1$Unix OpenOffice.org_project/341m1$Build-9593</meta:generator>
    <meta:document-statistic meta:table-count="0" meta:image-count="0" meta:object-count="0" meta:page-count="2" meta:paragraph-count="27" meta:word-count="448" meta:character-count="2680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3.0.14.1"&gt;&lt;session id="VLKNQYnD"/&gt;&lt;style id="https://raw.github.com/fiapps/pua-csl/master/pontifical-university-antonianum.csl" hasBibliography="1" bibliographyStyleHasBeenSet="1"/&gt;&lt;prefs&gt;&lt;pref name="fieldType" value</meta:user-defined>
    <meta:user-defined meta:name="ZOTERO_PREF_2" meta:value-type="string">="ReferenceMark"/&gt;&lt;pref name="storeReferences" value="false"/&gt;&lt;pref name="noteType" value="1"/&gt;&lt;/prefs&gt;&lt;/data&gt;</meta:user-defined>
  </office:meta>
</office:document-meta>
</file>